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ce00e" officeooo:paragraph-rsid="001ce00e" style:font-size-asian="14pt" style:font-weight-asian="bold" style:font-size-complex="16pt" style:font-weight-complex="bold"/>
    </style:style>
    <style:style style:name="P2" style:family="paragraph" style:parent-style-name="Standard">
      <style:paragraph-properties fo:text-align="end" style:justify-single-word="false"/>
      <style:text-properties style:font-name="Times New Roman" fo:font-size="12pt" fo:font-weight="normal" officeooo:rsid="001ce00e" officeooo:paragraph-rsid="001ce00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font-weight="bold" officeooo:rsid="001ce00e" officeooo:paragraph-rsid="001ce00e"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normal" officeooo:rsid="001ce00e" officeooo:paragraph-rsid="001ce00e" style:font-size-asian="10.5pt" style:font-weight-asian="normal" style:font-size-complex="12pt" style:font-weight-complex="normal"/>
    </style:style>
    <style:style style:name="P5" style:family="paragraph" style:parent-style-name="Standard" style:list-style-name="Numbering_20_123">
      <style:paragraph-properties fo:text-align="start" style:justify-single-word="false"/>
      <style:text-properties style:font-name="Times New Roman" fo:font-size="12pt" fo:font-weight="bold" officeooo:rsid="001ce00e" officeooo:paragraph-rsid="001ce00e" style:font-size-asian="10.5pt" style:font-weight-asian="bold" style:font-size-complex="12pt" style:font-weight-complex="bold"/>
    </style:style>
    <style:style style:name="P6" style:family="paragraph" style:parent-style-name="Standard">
      <style:paragraph-properties fo:text-align="start" style:justify-single-word="false"/>
      <style:text-properties officeooo:paragraph-rsid="001ea29a"/>
    </style:style>
    <style:style style:name="P7" style:family="paragraph" style:parent-style-name="Standard">
      <style:paragraph-properties fo:text-align="start" style:justify-single-word="false"/>
      <style:text-properties fo:font-weight="bold" officeooo:rsid="001ea29a" officeooo:paragraph-rsid="001ea29a" style:font-weight-asian="bold" style:font-weight-complex="bold"/>
    </style:style>
    <style:style style:name="P8" style:family="paragraph" style:parent-style-name="Standard">
      <style:paragraph-properties fo:text-align="start" style:justify-single-word="false"/>
      <style:text-properties fo:font-weight="normal" officeooo:rsid="001ea29a" officeooo:paragraph-rsid="001ea29a"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Times New Roman" fo:font-size="12pt" fo:font-weight="bold" officeooo:rsid="001ce00e" style:font-size-asian="10.5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officeooo:rsid="001f9f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dicting Customer Churn for Subscription Services</text:p>
      <text:p text:style-name="P2">Jackson Baxter</text:p>
      <text:p text:style-name="P3">Goal:</text:p>
      <text:p text:style-name="P4"><text:tab/>Creating a deep learning model that forecasts user attrition for subscription-based businesses is the aim of this research. Customer churn is the term used to describe when consumers discontinue using a service. Businesses can use churn prediction to put retention tactics into place, enhance customer satisfaction, and minimize revenue loss. The model will use past behavioral data, interaction history, and subscription habits to determine whether or not a customer is likely to churn.</text:p>
      <text:p text:style-name="P4"/>
      <text:p text:style-name="P3">Approach:</text:p>
      <text:p text:style-name="P3"><text:tab/><text:span text:style-name="T1">In order to do this, the project will either create a simulated dataset that represents customer behaviors or use an existing public customer turnover dataset. Features including account age, usage frequency, customer service interactions, payment history, and subscription renewal habits would all be included in the data. The project will concentrate on developing a deep neural network (DNN) to forecast if a customer is likely to churn within a specified time frame after data cleaning and preprocessing.</text:span></text:p>
      <text:p text:style-name="P3"><text:span text:style-name="T1"/></text:p>
      <text:p text:style-name="P3">Key Steps:</text:p>
      <text:list text:style-name="Numbering_20_123">
        <text:list-item>
          <text:p text:style-name="P5">Data Preprocessing: <text:span text:style-name="T1">Handle missing values, normalize numerical characteristics, and encode categorical variables (such as subscription type and payment method) to clean up and preprocess the dataset. To identify useful patterns from client data, including the duration of the subscription and the time since the previous interaction, feature engineering will be done.</text:span></text:p>
        </text:list-item>
        <text:list-item>
          <text:p text:style-name="P5">Model Development: <text:span text:style-name="T1">A DNN model will be implemented, using architectures such as fully connected layers with ReLU activations and dropout layers to reduce overfitting. The model will be trained with binary cross-entropy loss, optimizing for binary classification.</text:span></text:p>
        </text:list-item>
        <text:list-item>
          <text:p text:style-name="P5">Training and Optimization: <text:span text:style-name="T1">The Adam optimizer will be used to train the model and adjust hyperparameters such as layer depth, learning rate, and batch size. To prevent overfitting, strategies like early halting and regularization will be employed.</text:span></text:p>
        </text:list-item>
        <text:list-item>
          <text:p text:style-name="P5">Evaluation: <text:span text:style-name="T1">The model's capacity to recognize churners accurately will be assessed using accuracy, precision, recall, and F1-score. In addition, the model performance will be evaluated across several thresholds using the ROC curve and area under the curve (AUC).</text:span></text:p>
        </text:list-item>
      </text:list>
      <text:p text:style-name="P6"><text:span text:style-name="T2">Measures of Success:<text:line-break/></text:span>The following measures will be used to determine whether the project is successful:<text:line-break/><text:span text:style-name="T3">Accuracy:</text:span> On the test set, the model's ability to predict customer attrition should be at least 85% accurate.<text:line-break/><text:span text:style-name="T3">Precision and Recall:</text:span> In order to ensure a high true positive rate (which captures churners) and a low false positive rate (which minimizes incorrect churn predictions), the model should have precision and recall values of at least 0.80.<text:line-break/><text:span text:style-name="T3">AUC:</text:span> A higher than 0.85 target AUC indicates good performance in differentiating between churners and non-churners.<text:line-break/><text:span text:style-name="T3">Business Impact:</text:span> The model should yield useful information that can guide retention tactics, such as identifying clients who are likely to leave within the next 30 days.</text:p>
      <text:p text:style-name="P7"/>
      <text:p text:style-name="P7">Resources:</text:p>
      <text:p text:style-name="P8"><text:span text:style-name="T3">Software:</text:span> The PyTorch framework will be used to build and train the model, with libraries like pandas for data preprocessing and scikit-learn for evaluation metrics.</text:p>
      <text:p text:style-name="P8"><text:span text:style-name="T3">Dataset: </text:span>A publicly available customer churn dataset (e.g., the Telco Customer Churn dataset) will be used, or a <text:span text:style-name="T4">similiar</text:span> dataset will be <text:span text:style-name="T4">used</text:span> to capture typical subscription behaviors and patter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6:56:10.647388415</meta:creation-date>
    <dc:date>2024-10-12T17:16:45.828961059</dc:date>
    <meta:editing-duration>PT20M37S</meta:editing-duration>
    <meta:editing-cycles>3</meta:editing-cycles>
    <meta:generator>LibreOffice/24.8.2.1$MacOSX_X86_64 LibreOffice_project/0f794b6e29741098670a3b95d60478a65d05ef13</meta:generator>
    <meta:document-statistic meta:table-count="0" meta:image-count="0" meta:object-count="0" meta:page-count="1" meta:paragraph-count="15" meta:word-count="500" meta:character-count="3343" meta:non-whitespace-character-count="2860"/>
  </office:meta>
</office:document-meta>
</file>